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/>
  </office:automatic-styles>
  <office:body>
    <office:spreadsheet>
      <table:table table:name="map" table:style-name="ta1"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00</text:p>
          </table:table-cell>
          <table:table-cell table:formula="of:=BIN2DEC([.A1])*POWER(2;13)" office:value-type="float" office:value="0" calcext:value-type="float">
            <text:p>0</text:p>
          </table:table-cell>
          <table:table-cell table:formula="of:=DEC2HEX([.B1];4)" office:value-type="string" office:string-value="0000" calcext:value-type="string">
            <text:p>0000</text:p>
          </table:table-cell>
          <table:table-cell table:formula="of:=DEC2HEX([.B2]-1;4)" office:value-type="string" office:string-value="1FFF" calcext:value-type="string">
            <text:p>1FFF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000</text:p>
          </table:table-cell>
          <table:table-cell table:formula="of:=BIN2DEC([.G1])*POWER(2;8)+HEX2DEC([.$I$13])" office:value-type="float" office:value="14336" calcext:value-type="float">
            <text:p>14336</text:p>
          </table:table-cell>
          <table:table-cell table:formula="of:=DEC2HEX([.H1];4)" office:value-type="string" office:string-value="3800" calcext:value-type="string">
            <text:p>3800</text:p>
          </table:table-cell>
          <table:table-cell table:formula="of:=DEC2HEX([.H2]-1;4)" office:value-type="string" office:string-value="38FF" calcext:value-type="string">
            <text:p>38FF</text:p>
          </table:table-cell>
          <table:table-cell office:value-type="string" calcext:value-type="string">
            <text:p>RGCS</text:p>
          </table:table-cell>
          <table:table-cell office:value-type="string" calcext:value-type="string">
            <text:p>Red, Green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formula="of:=BIN2DEC([.A2])*POWER(2;13)" office:value-type="float" office:value="8192" calcext:value-type="float">
            <text:p>8192</text:p>
          </table:table-cell>
          <table:table-cell table:formula="of:=DEC2HEX([.B2];4)" office:value-type="string" office:string-value="2000" calcext:value-type="string">
            <text:p>2000</text:p>
          </table:table-cell>
          <table:table-cell table:formula="of:=DEC2HEX([.B3]-1;4)" office:value-type="string" office:string-value="3FFF" calcext:value-type="string">
            <text:p>3FFF</text:p>
          </table:table-cell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001</text:p>
          </table:table-cell>
          <table:table-cell table:formula="of:=BIN2DEC([.G2])*POWER(2;8)+HEX2DEC([.$I$13])" office:value-type="float" office:value="14592" calcext:value-type="float">
            <text:p>14592</text:p>
          </table:table-cell>
          <table:table-cell table:formula="of:=DEC2HEX([.H2];4)" office:value-type="string" office:string-value="3900" calcext:value-type="string">
            <text:p>3900</text:p>
          </table:table-cell>
          <table:table-cell table:formula="of:=DEC2HEX([.H3]-1;4)" office:value-type="string" office:string-value="39FF" calcext:value-type="string">
            <text:p>39FF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table:formula="of:=BIN2DEC([.A3])*POWER(2;13)" office:value-type="float" office:value="16384" calcext:value-type="float">
            <text:p>16384</text:p>
          </table:table-cell>
          <table:table-cell table:formula="of:=DEC2HEX([.B3];4)" office:value-type="string" office:string-value="4000" calcext:value-type="string">
            <text:p>4000</text:p>
          </table:table-cell>
          <table:table-cell table:formula="of:=DEC2HEX([.B4]-1;4)" office:value-type="string" office:string-value="5FFF" calcext:value-type="string">
            <text:p>5FFF</text:p>
          </table:table-cell>
          <table:table-cell office:value-type="string" calcext:value-type="string">
            <text:p>12N, 13N</text:p>
          </table:table-cell>
          <table:table-cell/>
          <table:table-cell office:value-type="string" calcext:value-type="string">
            <text:p>010</text:p>
          </table:table-cell>
          <table:table-cell table:formula="of:=BIN2DEC([.G3])*POWER(2;8)+HEX2DEC([.$I$13])" office:value-type="float" office:value="14848" calcext:value-type="float">
            <text:p>14848</text:p>
          </table:table-cell>
          <table:table-cell table:formula="of:=DEC2HEX([.H3];4)" office:value-type="string" office:string-value="3A00" calcext:value-type="string">
            <text:p>3A00</text:p>
          </table:table-cell>
          <table:table-cell table:formula="of:=DEC2HEX([.H4]-1;4)" office:value-type="string" office:string-value="3AFF" calcext:value-type="string">
            <text:p>3AFF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2">
          <table:table-cell office:value-type="string" calcext:value-type="string">
            <text:p>011</text:p>
          </table:table-cell>
          <table:table-cell table:formula="of:=BIN2DEC([.A4])*POWER(2;13)" office:value-type="float" office:value="24576" calcext:value-type="float">
            <text:p>24576</text:p>
          </table:table-cell>
          <table:table-cell table:formula="of:=DEC2HEX([.B4];4)" office:value-type="string" office:string-value="6000" calcext:value-type="string">
            <text:p>6000</text:p>
          </table:table-cell>
          <table:table-cell table:formula="of:=DEC2HEX([.B5]-1;4)" office:value-type="string" office:string-value="7FFF" calcext:value-type="string">
            <text:p>7FFF</text:p>
          </table:table-cell>
          <table:table-cell office:value-type="string" calcext:value-type="string">
            <text:p>10N*</text:p>
          </table:table-cell>
          <table:table-cell/>
          <table:table-cell table:style-name="ce2" office:value-type="string" calcext:value-type="string">
            <text:p>011</text:p>
          </table:table-cell>
          <table:table-cell table:style-name="ce3" table:formula="of:=BIN2DEC([.G4])*POWER(2;8)+HEX2DEC([.$I$13])" office:value-type="float" office:value="15104" calcext:value-type="float">
            <text:p>15104</text:p>
          </table:table-cell>
          <table:table-cell table:style-name="ce3" table:formula="of:=DEC2HEX([.H4];4)" office:value-type="string" office:string-value="3B00" calcext:value-type="string">
            <text:p>3B00</text:p>
          </table:table-cell>
          <table:table-cell table:style-name="ce3" table:formula="of:=DEC2HEX([.H5]-1;4)" office:value-type="string" office:string-value="3BFF" calcext:value-type="string">
            <text:p>3BFF</text:p>
          </table:table-cell>
          <table:table-cell table:style-name="ce3" office:value-type="string" calcext:value-type="string">
            <text:p>SCRPO</text:p>
          </table:table-cell>
          <table:table-cell/>
        </table:table-row>
        <table:table-row table:style-name="ro1">
          <table:table-cell office:value-type="string" calcext:value-type="string">
            <text:p>100</text:p>
          </table:table-cell>
          <table:table-cell table:formula="of:=BIN2DEC([.A5])*POWER(2;13)" office:value-type="float" office:value="32768" calcext:value-type="float">
            <text:p>32768</text:p>
          </table:table-cell>
          <table:table-cell table:formula="of:=DEC2HEX([.B5];4)" office:value-type="string" office:string-value="8000" calcext:value-type="string">
            <text:p>8000</text:p>
          </table:table-cell>
          <table:table-cell table:formula="of:=DEC2HEX([.B6]-1;4)" office:value-type="string" office:string-value="9FFF" calcext:value-type="string">
            <text:p>9FFF</text:p>
          </table:table-cell>
          <table:table-cell office:value-type="string" calcext:value-type="string">
            <text:p>9N</text:p>
          </table:table-cell>
          <table:table-cell/>
          <table:table-cell office:value-type="string" calcext:value-type="string">
            <text:p>100</text:p>
          </table:table-cell>
          <table:table-cell table:formula="of:=BIN2DEC([.G5])*POWER(2;8)+HEX2DEC([.$I$13])" office:value-type="float" office:value="15360" calcext:value-type="float">
            <text:p>15360</text:p>
          </table:table-cell>
          <table:table-cell table:formula="of:=DEC2HEX([.H5];4)" office:value-type="string" office:string-value="3C00" calcext:value-type="string">
            <text:p>3C00</text:p>
          </table:table-cell>
          <table:table-cell table:formula="of:=DEC2HEX([.H6]-1;4)" office:value-type="string" office:string-value="3CFF" calcext:value-type="string">
            <text:p>3CFF</text:p>
          </table:table-cell>
          <table:table-cell office:value-type="string" calcext:value-type="string">
            <text:p>OKOUT</text:p>
          </table:table-cell>
          <table:table-cell/>
        </table:table-row>
        <table:table-row table:style-name="ro1">
          <table:table-cell office:value-type="string" calcext:value-type="string">
            <text:p>101</text:p>
          </table:table-cell>
          <table:table-cell table:formula="of:=BIN2DEC([.A6])*POWER(2;13)" office:value-type="float" office:value="40960" calcext:value-type="float">
            <text:p>40960</text:p>
          </table:table-cell>
          <table:table-cell table:formula="of:=DEC2HEX([.B6];4)" office:value-type="string" office:string-value="A000" calcext:value-type="string">
            <text:p>A000</text:p>
          </table:table-cell>
          <table:table-cell table:formula="of:=DEC2HEX([.B7]-1;4)" office:value-type="string" office:string-value="BFFF" calcext:value-type="string">
            <text:p>BFFF</text:p>
          </table:table-cell>
          <table:table-cell office:value-type="string" calcext:value-type="string">
            <text:p>9N</text:p>
          </table:table-cell>
          <table:table-cell/>
          <table:table-cell office:value-type="string" calcext:value-type="string">
            <text:p>101</text:p>
          </table:table-cell>
          <table:table-cell table:formula="of:=BIN2DEC([.G6])*POWER(2;8)+HEX2DEC([.$I$13])" office:value-type="float" office:value="15616" calcext:value-type="float">
            <text:p>15616</text:p>
          </table:table-cell>
          <table:table-cell table:formula="of:=DEC2HEX([.H6];4)" office:value-type="string" office:string-value="3D00" calcext:value-type="string">
            <text:p>3D00</text:p>
          </table:table-cell>
          <table:table-cell table:formula="of:=DEC2HEX([.H7]-1;4)" office:value-type="string" office:string-value="3DFF" calcext:value-type="string">
            <text:p>3DFF</text:p>
          </table:table-cell>
          <table:table-cell office:value-type="string" calcext:value-type="string">
            <text:p>COUNTERS</text:p>
          </table:table-cell>
          <table:table-cell/>
        </table:table-row>
        <table:table-row table:style-name="ro1">
          <table:table-cell office:value-type="string" calcext:value-type="string">
            <text:p>110</text:p>
          </table:table-cell>
          <table:table-cell table:formula="of:=BIN2DEC([.A7])*POWER(2;13)" office:value-type="float" office:value="49152" calcext:value-type="float">
            <text:p>49152</text:p>
          </table:table-cell>
          <table:table-cell table:formula="of:=DEC2HEX([.B7];4)" office:value-type="string" office:string-value="C000" calcext:value-type="string">
            <text:p>C000</text:p>
          </table:table-cell>
          <table:table-cell table:formula="of:=DEC2HEX([.B8]-1;4)" office:value-type="string" office:string-value="DFFF" calcext:value-type="string">
            <text:p>DFFF</text:p>
          </table:table-cell>
          <table:table-cell office:value-type="string" calcext:value-type="string">
            <text:p>8N</text:p>
          </table:table-cell>
          <table:table-cell/>
          <table:table-cell office:value-type="string" calcext:value-type="string">
            <text:p>110</text:p>
          </table:table-cell>
          <table:table-cell table:formula="of:=BIN2DEC([.G7])*POWER(2;8)+HEX2DEC([.$I$13])" office:value-type="float" office:value="15872" calcext:value-type="float">
            <text:p>15872</text:p>
          </table:table-cell>
          <table:table-cell table:formula="of:=DEC2HEX([.H7];4)" office:value-type="string" office:string-value="3E00" calcext:value-type="string">
            <text:p>3E00</text:p>
          </table:table-cell>
          <table:table-cell table:formula="of:=DEC2HEX([.H8]-1;4)" office:value-type="string" office:string-value="3EFF" calcext:value-type="string">
            <text:p>3EFF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111</text:p>
          </table:table-cell>
          <table:table-cell table:formula="of:=BIN2DEC([.A8])*POWER(2;13)" office:value-type="float" office:value="57344" calcext:value-type="float">
            <text:p>57344</text:p>
          </table:table-cell>
          <table:table-cell table:formula="of:=DEC2HEX([.B8];4)" office:value-type="string" office:string-value="E000" calcext:value-type="string">
            <text:p>E000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8N</text:p>
          </table:table-cell>
          <table:table-cell/>
          <table:table-cell office:value-type="string" calcext:value-type="string">
            <text:p>111</text:p>
          </table:table-cell>
          <table:table-cell table:formula="of:=BIN2DEC([.G8])*POWER(2;8)+HEX2DEC([.$I$13])" office:value-type="float" office:value="16128" calcext:value-type="float">
            <text:p>16128</text:p>
          </table:table-cell>
          <table:table-cell table:formula="of:=DEC2HEX([.H8];4)" office:value-type="string" office:string-value="3F00" calcext:value-type="string">
            <text:p>3F00</text:p>
          </table:table-cell>
          <table:table-cell office:value-type="string" calcext:value-type="string">
            <text:p>87FF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00</text:p>
          </table:table-cell>
          <table:table-cell table:formula="of:=BIN2DEC([.G10])*POWER(2;11)+HEX2DEC(&quot;2000&quot;)" office:value-type="float" office:value="8192" calcext:value-type="float">
            <text:p>8192</text:p>
          </table:table-cell>
          <table:table-cell table:formula="of:=DEC2HEX([.H10];4)" office:value-type="string" office:string-value="2000" calcext:value-type="string">
            <text:p>2000</text:p>
          </table:table-cell>
          <table:table-cell table:formula="of:=DEC2HEX([.H11]-1;4)" office:value-type="string" office:string-value="27FF" calcext:value-type="string">
            <text:p>27FF</text:p>
          </table:table-cell>
          <table:table-cell office:value-type="string" calcext:value-type="string">
            <text:p>CHARCS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3B09-8</text:p>
          </table:table-cell>
          <table:table-cell office:value-type="string" calcext:value-type="string">
            <text:p>H scroll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formula="of:=BIN2DEC([.G11])*POWER(2;11)+HEX2DEC(&quot;2000&quot;)" office:value-type="float" office:value="10240" calcext:value-type="float">
            <text:p>10240</text:p>
          </table:table-cell>
          <table:table-cell table:formula="of:=DEC2HEX([.H11];4)" office:value-type="string" office:string-value="2800" calcext:value-type="string">
            <text:p>2800</text:p>
          </table:table-cell>
          <table:table-cell table:formula="of:=DEC2HEX([.H12]-1;4)" office:value-type="string" office:string-value="2FFF" calcext:value-type="string">
            <text:p>2FFF</text:p>
          </table:table-cell>
          <table:table-cell office:value-type="string" calcext:value-type="string">
            <text:p>SCRCS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3B0A-B</text:p>
          </table:table-cell>
          <table:table-cell office:value-type="string" calcext:value-type="string">
            <text:p>V scroll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formula="of:=BIN2DEC([.G12])*POWER(2;11)+HEX2DEC(&quot;2000&quot;)" office:value-type="float" office:value="12288" calcext:value-type="float">
            <text:p>12288</text:p>
          </table:table-cell>
          <table:table-cell table:formula="of:=DEC2HEX([.H12];4)" office:value-type="string" office:string-value="3000" calcext:value-type="string">
            <text:p>3000</text:p>
          </table:table-cell>
          <table:table-cell table:formula="of:=DEC2HEX([.H13]-1;4)" office:value-type="string" office:string-value="37FF" calcext:value-type="string">
            <text:p>37FF</text:p>
          </table:table-cell>
          <table:table-cell office:value-type="string" calcext:value-type="string">
            <text:p>INCS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1</text:p>
          </table:table-cell>
          <table:table-cell table:formula="of:=BIN2DEC([.G13])*POWER(2;11)+HEX2DEC(&quot;2000&quot;)" office:value-type="float" office:value="14336" calcext:value-type="float">
            <text:p>14336</text:p>
          </table:table-cell>
          <table:table-cell table:formula="of:=DEC2HEX([.H13];4)" office:value-type="string" office:string-value="3800" calcext:value-type="string">
            <text:p>3800</text:p>
          </table:table-cell>
          <table:table-cell table:formula="of:=DEC2HEX([.H13]+2047)" office:value-type="string" office:string-value="3FFF" calcext:value-type="string">
            <text:p>3FFF</text:p>
          </table:table-cell>
          <table:table-cell office:value-type="string" calcext:value-type="string">
            <text:p>OTHER</text:p>
          </table:table-cell>
          <table:table-cell/>
        </table:table-row>
      </table:table>
      <table:table table:name="signal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2">
          <table:table-cell table:style-name="ce4"/>
          <table:table-cell table:style-name="ce4" office:value-type="string" calcext:value-type="string">
            <text:p>Generated</text:p>
          </table:table-cell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Name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RQ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equest B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CNTE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us Line Count Ena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cknowledge B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KOU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Write (read?) to 3Cxx to ena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V1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~V1, signals which OBJ line is selected</text:p>
          </table:table-cell>
          <table:table-cell table:number-columns-repeated="1020"/>
        </table:table-row>
      </table:table>
      <table:table table:name="demo" table:style-name="ta1">
        <table:table-column table:style-name="co1" table:default-cell-style-name="Default"/>
        <table:table-row table:style-name="ro2">
          <table:table-cell office:value-type="string" calcext:value-type="string">
            <text:p>Escribir sprites que solo salen en el emulador con un mensaje: “You’re using an emulator!”</text:p>
          </table:table-cell>
        </table:table-row>
      </table:table>
      <table:table table:name="clocks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multiple</text:p>
          </table:table-cell>
          <table:table-cell office:value-type="string" calcext:value-type="string">
            <text:p>MHz</text:p>
          </table:table-cell>
          <table:table-cell table:style-name="Default" office:value-type="string" calcext:value-type="string">
            <text:p>Period (ns)</text:p>
          </table:table-cell>
          <table:table-cell/>
          <table:table-cell office:value-type="string" calcext:value-type="string">
            <text:p>simulation period</text:p>
          </table:table-cell>
        </table:table-row>
        <table:table-row table:style-name="ro2">
          <table:table-cell office:value-type="string" calcext:value-type="string">
            <text:p>pixel cloc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/[.C2]*1000" office:value-type="float" office:value="166.666666666667" calcext:value-type="float">
            <text:p>166,7</text:p>
          </table:table-cell>
          <table:table-cell/>
          <table:table-cell table:formula="of:=[.F3]*[.B3]"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SDRAM clock</text:p>
          </table:table-cell>
          <table:table-cell office:value-type="float" office:value="14" calcext:value-type="float">
            <text:p>14</text:p>
          </table:table-cell>
          <table:table-cell table:formula="of:=[.$C$2]*[.B3]" office:value-type="float" office:value="84" calcext:value-type="float">
            <text:p>84</text:p>
          </table:table-cell>
          <table:table-cell table:formula="of:=1/[.C3]*1000" office:value-type="float" office:value="11.9047619047619" calcext:value-type="float">
            <text:p>11,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GB clock</text:p>
          </table:table-cell>
          <table:table-cell office:value-type="float" office:value="4" calcext:value-type="float">
            <text:p>4</text:p>
          </table:table-cell>
          <table:table-cell table:formula="of:=[.$C$2]*[.B4]" office:value-type="float" office:value="24" calcext:value-type="float">
            <text:p>24</text:p>
          </table:table-cell>
          <table:table-cell table:formula="of:=1/[.C4]*1000" office:value-type="float" office:value="41.6666666666667" calcext:value-type="float">
            <text:p>41,7</text:p>
          </table:table-cell>
          <table:table-cell/>
          <table:table-cell table:formula="of:=[.F2]/[.B4]"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23:00:06.797434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17-05-25T17:05:54.082117331</meta:creation-date>
    <dc:date>2017-07-07T08:02:23.504482517</dc:date>
    <meta:editing-duration>P2DT23H38M33S</meta:editing-duration>
    <meta:editing-cycles>9</meta:editing-cycles>
    <meta:generator>LibreOffice/5.1.6.2$Linux_X86_64 LibreOffice_project/10m0$Build-2</meta:generator>
    <meta:document-statistic meta:table-count="4" meta:cell-count="147" meta:object-count="0"/>
  </office:meta>
</office:document-meta>
</file>